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3277b8" loext:padding="1.01mm" loext:border="0.06pt solid #000000"/>
    </style:style>
    <style:style style:name="T1" style:family="text">
      <style:text-properties officeooo:rsid="0037e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rmato... Carácter... Efectos Tipográficos</text:p>
      <text:p text:style-name="Standard">Color de letra Púrpura. Transparencia 50%</text:p>
      <text:p text:style-name="Standard"/>
      <text:p text:style-name="Standard">Formato... Carácter... Efectos Tipográficos</text:p>
      <text:p text:style-name="Standard">mayúsculas iniciales. <text:span text:style-name="T1">r</text:span>elieve repujado</text:p>
      <text:p text:style-name="Standard"/>
      <text:p text:style-name="Standard">Formato... Carácter... Posición</text:p>
      <text:p text:style-name="Standard">90 grados</text:p>
      <text:p text:style-name="Standard"/>
      <text:p text:style-name="Standard">Formato... Carácter... Posición</text:p>
      <text:p text:style-name="Standard">Escalar anchura 150%</text:p>
      <text:p text:style-name="Standard"/>
      <text:p text:style-name="Standard">Formato... Carácter... Posición</text:p>
      <text:p text:style-name="Standard">Espaciado entre caracteres 2 pt</text:p>
      <text:p text:style-name="Standard"/>
      <text:p text:style-name="Standard">Formato... Carácter... Hiperenlace</text:p>
      <text:p text:style-name="Standard">LibreOffice Writer</text:p>
      <text:p text:style-name="Standard"/>
      <text:p text:style-name="Standard">Formato... Carácter... Resalte</text:p>
      <text:p text:style-name="Standard">Color verde claro 3</text:p>
      <text:p text:style-name="Standard"/>
      <text:p text:style-name="Standard">Formato... Carácter... Bordes</text:p>
      <text:p text:style-name="Standard">Cuadrado. Separación 1mm</text:p>
      <text:p text:style-name="Standard">Estilo de sombra bajo derecha rojo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2T20:26:28.764000000</meta:creation-date>
    <dc:date>2020-12-24T00:19:02.810000000</dc:date>
    <meta:editing-duration>PT6H8M9S</meta:editing-duration>
    <meta:editing-cycles>2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7" meta:word-count="61" meta:character-count="506" meta:non-whitespace-character-count="462"/>
  </office:meta>
</office:document-meta>
</file>